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5;1);&quot; фільтра &quot;;MID([.A23];7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5;1);&quot; фільтра &quot;;MID([.A24];7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5;1);&quot; фільтра &quot;;MID([.A25];7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5;1);&quot; фільтра &quot;;MID([.A27];7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5;1);&quot; фільтра &quot;;MID([.A28];7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5;1);&quot; фільтра &quot;;MID([.A29];7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5;1);&quot; фільтра &quot;;MID([.A31];7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5;1);&quot; фільтра &quot;;MID([.A32];7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5;1);&quot; фільтра &quot;;MID([.A33];7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5;1);&quot; фільтра &quot;;MID([.A35];7;1))" office:value-type="string" office:string-value="Аварія клапана 4 фільтра 1">
            <text:p>Аварія клапана 4 фільтра 1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5;1);&quot; фільтра &quot;;MID([.A36];7;1))" office:value-type="string" office:string-value="Аварія клапана 4 фільтра 2">
            <text:p>Аварія клапана 4 фільтра 2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5;1);&quot; фільтра &quot;;MID([.A37];7;1))" office:value-type="string" office:string-value="Аварія клапана 4 фільтра 3">
            <text:p>Аварія клапана 4 фільтра 3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5;1);&quot; фільтра &quot;;MID([.A39];7;1))" office:value-type="string" office:string-value="Аварія клапана 5 фільтра 1">
            <text:p>Аварія клапана 5 фільтра 1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5;1);&quot; фільтра &quot;;MID([.A40];7;1))" office:value-type="string" office:string-value="Аварія клапана 5 фільтра 2">
            <text:p>Аварія клапана 5 фільтра 2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5;1);&quot; фільтра &quot;;MID([.A41];7;1))" office:value-type="string" office:string-value="Аварія клапана 5 фільтра 3">
            <text:p>Аварія клапана 5 фільтра 3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5;1);&quot; фільтра &quot;;MID([.A43];7;1))" office:value-type="string" office:string-value="Аварія клапана 6 фільтра 1">
            <text:p>Аварія клапана 6 фільтра 1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5;1);&quot; фільтра &quot;;MID([.A44];7;1))" office:value-type="string" office:string-value="Аварія клапана 6 фільтра 2">
            <text:p>Аварія клапана 6 фільтра 2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5;1);&quot; фільтра &quot;;MID([.A45];7;1))" office:value-type="string" office:string-value="Аварія клапана 6 фільтра 3">
            <text:p>Аварія клапана 6 фільтра 3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5;1);&quot; фільтра &quot;;MID([.A47];7;1))" office:value-type="string" office:string-value="Аварія клапана 7 фільтра 1">
            <text:p>Аварія клапана 7 фільтра 1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5;1);&quot; фільтра &quot;;MID([.A48];7;1))" office:value-type="string" office:string-value="Аварія клапана 7 фільтра 2">
            <text:p>Аварія клапана 7 фільтра 2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5;1);&quot; фільтра &quot;;MID([.A49];7;1))" office:value-type="string" office:string-value="Аварія клапана 7 фільтра 3">
            <text:p>Аварія клапана 7 фільтра 3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5;1);&quot; фільтра &quot;;MID([.A51];7;1))" office:value-type="string" office:string-value="Аварія клапана 8 фільтра 1">
            <text:p>Аварія клапана 8 фільтра 1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5;1);&quot; фільтра &quot;;MID([.A52];7;1))" office:value-type="string" office:string-value="Аварія клапана 8 фільтра 2">
            <text:p>Аварія клапана 8 фільтра 2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5;1);&quot; фільтра &quot;;MID([.A53];7;1))" office:value-type="string" office:string-value="Аварія клапана 8 фільтра 3">
            <text:p>Аварія клапана 8 фільтра 3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/04/2010</text:date>, <text:time>11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27T11:58:25</dc:date>
    <meta:print-date>2009-07-29T17:30:38</meta:print-date>
    <meta:editing-cycles>37</meta:editing-cycles>
    <meta:editing-duration>PT537H18M13S</meta:editing-duration>
    <meta:document-statistic meta:table-count="6" meta:cell-count="3010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